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A50000006A1EF39F09E036E474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Roboto" svg:font-family="Roboto, sans-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 style:master-pag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fo:font-variant="normal" fo:text-transform="none" fo:color="#333333" style:text-position="0% 100%" style:font-name="times new roman" fo:font-size="14pt" fo:letter-spacing="normal" fo:font-style="normal" fo:font-weight="bold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15c484" officeooo:paragraph-rsid="0015c484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" fo:font-size="14pt" fo:font-weight="normal" officeooo:rsid="0015c484" officeooo:paragraph-rsid="0015c484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15c484"/>
    </style:style>
    <style:style style:name="P6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161e46" officeooo:paragraph-rsid="00161e46" style:font-size-asian="12.25pt" style:font-size-complex="14pt"/>
    </style:style>
    <style:style style:name="T1" style:family="text">
      <style:text-properties officeooo:rsid="0017f8fa"/>
    </style:style>
    <style:style style:name="T2" style:family="text">
      <style:text-properties style:font-name="Times new roman" fo:font-size="14pt" officeooo:rsid="0015c484" style:font-size-asian="12.25pt" style:font-size-complex="14pt"/>
    </style:style>
    <style:style style:name="T3" style:family="text">
      <style:text-properties style:font-name="Times new roman" fo:font-size="14pt" officeooo:rsid="0017f8fa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bookmark text:name="yui_3_17_2_1_1612492255975_47"/>Разработка структурной схемы устройства</text:h>
      <text:p text:style-name="P3">Абстрактная структурная схема цифрового фильтра показана на рисунке 1</text:p>
      <text:p text:style-name="P4"><draw:frame draw:style-name="fr1" draw:name="Изображение1" text:anchor-type="char" svg:x="0cm" svg:y="0.146cm" svg:width="16.501cm" svg:height="1.873cm" draw:z-index="0"><draw:image xlink:href="Pictures/10000000000003A50000006A1EF39F09E036E474.png" xlink:type="simple" xlink:show="embed" xlink:actuate="onLoad" loext:mime-type="image/png"/></draw:frame>Рисунок 1 – Абстрактная схема цифрового фильтра</text:p>
      <text:p text:style-name="P5"><text:span text:style-name="T2">Общий принцип </text:span><text:span text:style-name="T3">заключается в следующих этапах:</text:span></text:p>
      <text:list xml:id="list1486721578" text:style-name="L1">
        <text:list-item>
          <text:p text:style-name="P6">Входной сигнал поступает на АЦП AD1674, в нём он преобразуется в цифровой и передаётся на выход АЦП</text:p>
        </text:list-item>
        <text:list-item>
          <text:p text:style-name="P6">Оцифрованный сигнал попадает на вход микроконтроллера 8051, осуществляется фильтрация сигнала программным путём с помощью фильтра с заданными характеристиками и параметрами. После чего фильтрованный цифровой сигнал подаётся на выход микроконтроллера.</text:p>
        </text:list-item>
        <text:list-item>
          <text:p text:style-name="P6">ЦАП AD5310 принимает на вход цифровой фильтрованный сигнал и преобразует его в аналоговый, а затем передаёт его на выход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Roboto" svg:font-family="Roboto, sans-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Unifont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Unifont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Liberation Sans1" style:font-family-asian="'Liberation Sans'" style:font-family-generic-asian="system" style:font-pitch-asian="variable" style:font-size-asian="18pt" style:font-weight-asian="bold" style:font-name-complex="Unifont" style:font-family-complex="Unifont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cm" loext:border="non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 text:start-value="2">
        <style:list-level-properties text:list-level-position-and-space-mode="label-alignment">
          <style:list-level-label-alignment text:label-followed-by="listtab" fo:margin-left="0.753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 text:start-value="6">
        <style:list-level-properties text:list-level-position-and-space-mode="label-alignment">
          <style:list-level-label-alignment text:label-followed-by="listtab" fo:margin-left="0.859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margin-left="0.64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margin-left="2.155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>
          <style:list-level-label-alignment text:label-followed-by="listtab" fo:margin-left="3.425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margin-left="4.695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margin-left="5.96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>
          <style:list-level-label-alignment text:label-followed-by="listtab" fo:margin-left="7.235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margin-left="8.505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margin-left="9.775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>
          <style:list-level-label-alignment text:label-followed-by="listtab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8.13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40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67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11.94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3.21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4.48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5.75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7.02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8.2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9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3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0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4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Vitan</meta:initial-creator>
    <meta:editing-cycles>44</meta:editing-cycles>
    <meta:creation-date>2020-09-07T12:31:00</meta:creation-date>
    <dc:date>2021-02-05T03:17:15.393254563</dc:date>
    <meta:editing-duration>P1DT5H59M26S</meta:editing-duration>
    <meta:generator>LibreOffice/6.4.7.2$Linux_X86_64 LibreOffice_project/40$Build-2</meta:generator>
    <meta:document-statistic meta:table-count="0" meta:image-count="1" meta:object-count="0" meta:page-count="1" meta:paragraph-count="8" meta:word-count="94" meta:character-count="677" meta:non-whitespace-character-count="5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